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96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06in" svg:height="3.5449in" svg:x="4.1685in" svg:y="2.6563in">
            <draw:object draw:notify-on-update-of-ranges="Sheet1.G1:Sheet1.G1 Sheet1.H1:Sheet1.K1 Sheet1.G2:Sheet1.G2 Sheet1.H2:Sheet1.K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15.4142in" svg:y="0.0394in">
            <draw:object draw:notify-on-update-of-ranges="Sheet1.S1:Sheet1.S1 Sheet1.T1:Sheet1.W1 Sheet1.S2:Sheet1.S2 Sheet1.T2:Sheet1.W2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4" table:default-cell-style-name="Default"/>
        <table:table-column table:style-name="co1" table:number-columns-repeated="18" table:default-cell-style-name="Default"/>
        <table:table-row table:style-name="ro1">
          <table:table-cell/>
          <table:table-cell office:value-type="string" calcext:value-type="string">
            <text:p>asm</text:p>
          </table:table-cell>
          <table:table-cell office:value-type="string" calcext:value-type="string">
            <text:p>Asm+4</text:p>
          </table:table-cell>
          <table:table-cell office:value-type="string" calcext:value-type="string">
            <text:p>Asm+8</text:p>
          </table:table-cell>
          <table:table-cell office:value-type="string" calcext:value-type="string">
            <text:p>Asm+16</text:p>
          </table:table-cell>
          <table:table-cell/>
          <table:table-cell office:value-type="string" calcext:value-type="string">
            <text:p>promedio</text:p>
          </table:table-cell>
          <table:table-cell office:value-type="string" calcext:value-type="string">
            <text:p>asm</text:p>
          </table:table-cell>
          <table:table-cell office:value-type="string" calcext:value-type="string">
            <text:p>Asm+4</text:p>
          </table:table-cell>
          <table:table-cell office:value-type="string" calcext:value-type="string">
            <text:p>Asm+8</text:p>
          </table:table-cell>
          <table:table-cell office:value-type="string" calcext:value-type="string">
            <text:p>Asm+16</text:p>
          </table:table-cell>
          <table:table-cell/>
          <table:table-cell office:value-type="string" calcext:value-type="string">
            <text:p>suma</text:p>
          </table:table-cell>
          <table:table-cell office:value-type="string" calcext:value-type="string">
            <text:p>asm</text:p>
          </table:table-cell>
          <table:table-cell office:value-type="string" calcext:value-type="string">
            <text:p>Asm+4</text:p>
          </table:table-cell>
          <table:table-cell office:value-type="string" calcext:value-type="string">
            <text:p>Asm+8</text:p>
          </table:table-cell>
          <table:table-cell office:value-type="string" calcext:value-type="string">
            <text:p>Asm+16</text:p>
          </table:table-cell>
          <table:table-cell/>
          <table:table-cell office:value-type="string" calcext:value-type="string">
            <text:p>var</text:p>
          </table:table-cell>
          <table:table-cell office:value-type="string" calcext:value-type="string">
            <text:p>asm</text:p>
          </table:table-cell>
          <table:table-cell office:value-type="string" calcext:value-type="string">
            <text:p>Asm+4</text:p>
          </table:table-cell>
          <table:table-cell office:value-type="string" calcext:value-type="string">
            <text:p>Asm+8</text:p>
          </table:table-cell>
          <table:table-cell office:value-type="string" calcext:value-type="string">
            <text:p>Asm+16</text:p>
          </table:table-cell>
        </table:table-row>
        <table:table-row table:style-name="ro1">
          <table:table-cell/>
          <table:table-cell office:value-type="float" office:value="47083712" calcext:value-type="float">
            <text:p>47083712</text:p>
          </table:table-cell>
          <table:table-cell office:value-type="float" office:value="47011136" calcext:value-type="float">
            <text:p>47011136</text:p>
          </table:table-cell>
          <table:table-cell office:value-type="float" office:value="47158984" calcext:value-type="float">
            <text:p>47158984</text:p>
          </table:table-cell>
          <table:table-cell office:value-type="float" office:value="48300864" calcext:value-type="float">
            <text:p>48300864</text:p>
          </table:table-cell>
          <table:table-cell table:number-columns-repeated="2"/>
          <table:table-cell table:formula="of:=AVERAGE([.B4:.B9])" office:value-type="float" office:value="74661478.6666667" calcext:value-type="float">
            <text:p>74661478.6666667</text:p>
          </table:table-cell>
          <table:table-cell table:formula="of:=AVERAGE([.C4:.C9])" office:value-type="float" office:value="71755318.6666667" calcext:value-type="float">
            <text:p>71755318.6666667</text:p>
          </table:table-cell>
          <table:table-cell table:formula="of:=AVERAGE([.D4:.D9])" office:value-type="float" office:value="99945856" calcext:value-type="float">
            <text:p>99945856</text:p>
          </table:table-cell>
          <table:table-cell table:formula="of:=AVERAGE([.E4:.E9])" office:value-type="float" office:value="67876700" calcext:value-type="float">
            <text:p>67876700</text:p>
          </table:table-cell>
          <table:table-cell table:number-columns-repeated="2"/>
          <table:table-cell table:formula="of:=([.B4]-[.H$2])^2" office:value-type="float" office:value="155866402391511" calcext:value-type="float">
            <text:p>155866402391511</text:p>
          </table:table-cell>
          <table:table-cell table:formula="of:=([.C4]-[.I$2])^2" office:value-type="float" office:value="585553205882711" calcext:value-type="float">
            <text:p>585553205882711</text:p>
          </table:table-cell>
          <table:table-cell table:formula="of:=([.D4]-[.J$2])^2" office:value-type="float" office:value="812587018951744" calcext:value-type="float">
            <text:p>812587018951744</text:p>
          </table:table-cell>
          <table:table-cell table:formula="of:=([.E4]-[.K$2])^2" office:value-type="float" office:value="266058768670864" calcext:value-type="float">
            <text:p>266058768670864</text:p>
          </table:table-cell>
          <table:table-cell table:number-columns-repeated="2"/>
          <table:table-cell table:formula="of:=SUM([.N2:.N7])/6" office:value-type="float" office:value="138962899761140" calcext:value-type="float">
            <text:p>138962899761140</text:p>
          </table:table-cell>
          <table:table-cell table:formula="of:=SUM([.O2:.O7])/6" office:value-type="float" office:value="355960401936820" calcext:value-type="float">
            <text:p>355960401936820</text:p>
          </table:table-cell>
          <table:table-cell table:formula="of:=SUM([.P2:.P7])/6" office:value-type="float" office:value="501115532662912" calcext:value-type="float">
            <text:p>501115532662912</text:p>
          </table:table-cell>
          <table:table-cell table:formula="of:=SUM([.Q2:.Q7])/6" office:value-type="float" office:value="312899466831269" calcext:value-type="float">
            <text:p>312899466831269</text:p>
          </table:table-cell>
        </table:table-row>
        <table:table-row table:style-name="ro1">
          <table:table-cell/>
          <table:table-cell office:value-type="float" office:value="53030736" calcext:value-type="float">
            <text:p>53030736</text:p>
          </table:table-cell>
          <table:table-cell office:value-type="float" office:value="47130088" calcext:value-type="float">
            <text:p>47130088</text:p>
          </table:table-cell>
          <table:table-cell office:value-type="float" office:value="66495440" calcext:value-type="float">
            <text:p>66495440</text:p>
          </table:table-cell>
          <table:table-cell office:value-type="float" office:value="48573888" calcext:value-type="float">
            <text:p>48573888</text:p>
          </table:table-cell>
          <table:table-cell table:number-columns-repeated="8"/>
          <table:table-cell table:formula="of:=([.B5]-[.H$2])^2" office:value-type="float" office:value="104017615604141" calcext:value-type="float">
            <text:p>104017615604141</text:p>
          </table:table-cell>
          <table:table-cell table:formula="of:=([.C5]-[.I$2])^2" office:value-type="float" office:value="182328596471981" calcext:value-type="float">
            <text:p>182328596471981</text:p>
          </table:table-cell>
          <table:table-cell table:formula="of:=([.D5]-[.J$2])^2" office:value-type="float" office:value="414715629826624" calcext:value-type="float">
            <text:p>414715629826624</text:p>
          </table:table-cell>
          <table:table-cell table:formula="of:=([.E5]-[.K$2])^2" office:value-type="float" office:value="223301019427600" calcext:value-type="float">
            <text:p>223301019427600</text:p>
          </table:table-cell>
          <table:table-cell table:number-columns-repeated="6"/>
        </table:table-row>
        <table:table-row table:style-name="ro1">
          <table:table-cell/>
          <table:table-cell office:value-type="float" office:value="62176832" calcext:value-type="float">
            <text:p>62176832</text:p>
          </table:table-cell>
          <table:table-cell office:value-type="float" office:value="47557112" calcext:value-type="float">
            <text:p>47557112</text:p>
          </table:table-cell>
          <table:table-cell office:value-type="float" office:value="71439944" calcext:value-type="float">
            <text:p>71439944</text:p>
          </table:table-cell>
          <table:table-cell office:value-type="float" office:value="51565392" calcext:value-type="float">
            <text:p>51565392</text:p>
          </table:table-cell>
          <table:table-cell table:number-columns-repeated="8"/>
          <table:table-cell table:formula="of:=([.B6]-[.H$2])^2" office:value-type="float" office:value="26175652515415.2" calcext:value-type="float">
            <text:p>26175652515415.2</text:p>
          </table:table-cell>
          <table:table-cell table:formula="of:=([.C6]-[.I$2])^2" office:value-type="float" office:value="147552880610135" calcext:value-type="float">
            <text:p>147552880610135</text:p>
          </table:table-cell>
          <table:table-cell table:formula="of:=([.D6]-[.J$2])^2" office:value-type="float" office:value="130308617478400" calcext:value-type="float">
            <text:p>130308617478400</text:p>
          </table:table-cell>
          <table:table-cell table:formula="of:=([.E6]-[.K$2])^2" office:value-type="float" office:value="177705003004816" calcext:value-type="float">
            <text:p>1777050030048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64462576" calcext:value-type="float">
            <text:p>64462576</text:p>
          </table:table-cell>
          <table:table-cell office:value-type="float" office:value="58252408" calcext:value-type="float">
            <text:p>58252408</text:p>
          </table:table-cell>
          <table:table-cell office:value-type="float" office:value="79581288" calcext:value-type="float">
            <text:p>79581288</text:p>
          </table:table-cell>
          <table:table-cell office:value-type="float" office:value="52933440" calcext:value-type="float">
            <text:p>52933440</text:p>
          </table:table-cell>
          <table:table-cell table:number-columns-repeated="8"/>
          <table:table-cell table:formula="of:=([.B7]-[.H$2])^2" office:value-type="float" office:value="7679630728748.47" calcext:value-type="float">
            <text:p>7679630728748.47</text:p>
          </table:table-cell>
          <table:table-cell table:formula="of:=([.C7]-[.I$2])^2" office:value-type="float" office:value="30831736934444.4" calcext:value-type="float">
            <text:p>30831736934444.4</text:p>
          </table:table-cell>
          <table:table-cell table:formula="of:=([.D7]-[.J$2])^2" office:value-type="float" office:value="9087668459776" calcext:value-type="float">
            <text:p>9087668459776</text:p>
          </table:table-cell>
          <table:table-cell table:formula="of:=([.E7]-[.K$2])^2" office:value-type="float" office:value="7998059111056" calcext:value-type="float">
            <text:p>79980591110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69545264" calcext:value-type="float">
            <text:p>69545264</text:p>
          </table:table-cell>
          <table:table-cell office:value-type="float" office:value="59608184" calcext:value-type="float">
            <text:p>59608184</text:p>
          </table:table-cell>
          <table:table-cell office:value-type="float" office:value="88530576" calcext:value-type="float">
            <text:p>88530576</text:p>
          </table:table-cell>
          <table:table-cell office:value-type="float" office:value="54546096" calcext:value-type="float">
            <text:p>54546096</text:p>
          </table:table-cell>
          <table:table-cell table:number-columns-repeated="8"/>
          <table:table-cell table:formula="of:=([.B8]-[.H$2])^2" office:value-type="float" office:value="85645720892673.7" calcext:value-type="float">
            <text:p>85645720892673.7</text:p>
          </table:table-cell>
          <table:table-cell table:formula="of:=([.C8]-[.I$2])^2" office:value-type="float" office:value="142536505447468" calcext:value-type="float">
            <text:p>142536505447468</text:p>
          </table:table-cell>
          <table:table-cell table:formula="of:=([.D8]-[.J$2])^2" office:value-type="float" office:value="819928405209664" calcext:value-type="float">
            <text:p>819928405209664</text:p>
          </table:table-cell>
          <table:table-cell table:formula="of:=([.E8]-[.K$2])^2" office:value-type="float" office:value="304454060726544" calcext:value-type="float">
            <text:p>3044540607265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71890264" calcext:value-type="float">
            <text:p>71890264</text:p>
          </table:table-cell>
          <table:table-cell office:value-type="float" office:value="77307952" calcext:value-type="float">
            <text:p>77307952</text:p>
          </table:table-cell>
          <table:table-cell office:value-type="float" office:value="102960432" calcext:value-type="float">
            <text:p>102960432</text:p>
          </table:table-cell>
          <table:table-cell office:value-type="float" office:value="65048616" calcext:value-type="float">
            <text:p>65048616</text:p>
          </table:table-cell>
          <table:table-cell table:number-columns-repeated="8"/>
          <table:table-cell table:formula="of:=([.B9]-[.H$2])^2" office:value-type="float" office:value="454392376434348" calcext:value-type="float">
            <text:p>454392376434348</text:p>
          </table:table-cell>
          <table:table-cell table:formula="of:=([.C9]-[.I$2])^2" office:value-type="float" office:value="1.04695948627418E+015" calcext:value-type="float">
            <text:p>1046959486274180</text:p>
          </table:table-cell>
          <table:table-cell table:formula="of:=([.D9]-[.J$2])^2" office:value-type="float" office:value="820065856051264" calcext:value-type="float">
            <text:p>820065856051264</text:p>
          </table:table-cell>
          <table:table-cell table:formula="of:=([.E9]-[.K$2])^2" office:value-type="float" office:value="897879890046736" calcext:value-type="float">
            <text:p>897879890046736</text:p>
          </table:table-cell>
          <table:table-cell table:number-columns-repeated="6"/>
        </table:table-row>
        <table:table-row table:style-name="ro1">
          <table:table-cell/>
          <table:table-cell office:value-type="float" office:value="83915976" calcext:value-type="float">
            <text:p>83915976</text:p>
          </table:table-cell>
          <table:table-cell office:value-type="float" office:value="83694184" calcext:value-type="float">
            <text:p>83694184</text:p>
          </table:table-cell>
          <table:table-cell office:value-type="float" office:value="128580248" calcext:value-type="float">
            <text:p>128580248</text:p>
          </table:table-cell>
          <table:table-cell office:value-type="float" office:value="85325312" calcext:value-type="float">
            <text:p>85325312</text:p>
          </table:table-cell>
          <table:table-cell table:number-columns-repeated="18"/>
        </table:table-row>
        <table:table-row table:style-name="ro1">
          <table:table-cell/>
          <table:table-cell office:value-type="float" office:value="95977960" calcext:value-type="float">
            <text:p>95977960</text:p>
          </table:table-cell>
          <table:table-cell office:value-type="float" office:value="104112072" calcext:value-type="float">
            <text:p>104112072</text:p>
          </table:table-cell>
          <table:table-cell office:value-type="float" office:value="128582648" calcext:value-type="float">
            <text:p>128582648</text:p>
          </table:table-cell>
          <table:table-cell office:value-type="float" office:value="97841344" calcext:value-type="float">
            <text:p>97841344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11108888" calcext:value-type="float">
            <text:p>111108888</text:p>
          </table:table-cell>
          <table:table-cell office:value-type="float" office:value="121924752" calcext:value-type="float">
            <text:p>121924752</text:p>
          </table:table-cell>
          <table:table-cell office:value-type="float" office:value="129528496" calcext:value-type="float">
            <text:p>129528496</text:p>
          </table:table-cell>
          <table:table-cell office:value-type="float" office:value="103995288" calcext:value-type="float">
            <text:p>103995288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20693712" calcext:value-type="float">
            <text:p>120693712</text:p>
          </table:table-cell>
          <table:table-cell office:value-type="float" office:value="185639032" calcext:value-type="float">
            <text:p>185639032</text:p>
          </table:table-cell>
          <table:table-cell office:value-type="float" office:value="179691600" calcext:value-type="float">
            <text:p>179691600</text:p>
          </table:table-cell>
          <table:table-cell office:value-type="float" office:value="150823048" calcext:value-type="float">
            <text:p>150823048</text:p>
          </table:table-cell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28">00/00/0000</text:date>, <text:time style:data-style-name="N2" text:time-value="11:51:18.78889110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6.3$Linux_X86_64 LibreOffice_project/420m0$Build-3</meta:generator>
    <dc:date>2014-09-28T11:53:19.692081837</dc:date>
    <meta:editing-duration>P0D</meta:editing-duration>
    <meta:editing-cycles>2</meta:editing-cycles>
    <meta:document-statistic meta:table-count="1" meta:cell-count="91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79cm" svg:height="9.005cm" xlink:href=".." xlink:type="simple" chart:class="chart:bar" chart:style-name="ch1">
        <chart:title svg:x="5.591cm" svg:y="0.316cm" chart:style-name="ch2">
          <text:p>Performance Sierpinski</text:p>
        </chart:title>
        <chart:subtitle svg:x="5.088cm" svg:y="1.301cm" chart:style-name="ch3">
          <text:p>Agregando Operaciones Logicas</text:p>
        </chart:subtitle>
        <chart:plot-area chart:style-name="ch4" table:cell-range-address="Sheet1.G1:Sheet1.K2" chart:data-source-has-labels="both" svg:x="1.33cm" svg:y="2.37cm" svg:width="14.011cm" svg:height="6.035cm">
          <chartooo:coordinate-region svg:x="3.248cm" svg:y="2.569cm" svg:width="12.093cm" svg:height="5.189cm"/>
          <chart:axis chart:dimension="x" chart:name="primary-x" chart:style-name="ch5" chartooo:axis-type="auto">
            <chartooo:date-scale/>
            <chart:categories table:cell-range-address="Sheet1.H1:Sheet1.K1"/>
          </chart:axis>
          <chart:axis chart:dimension="y" chart:name="primary-y" chart:style-name="ch6">
            <chart:title svg:x="0.451cm" svg:y="5.973cm" chart:style-name="ch7">
              <text:p>Tiempo</text:p>
            </chart:title>
            <chart:grid chart:style-name="ch8" chart:class="major"/>
          </chart:axis>
          <chart:series chart:style-name="ch9" chart:values-cell-range-address="Sheet1.H2:Sheet1.K2" chart:label-cell-address="Sheet1.G2:Sheet1.G2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sm</text:p>
                <draw:g>
                  <svg:desc>Sheet1.H1:Sheet1.K1</svg:desc>
                </draw:g>
              </table:table-cell>
              <table:table-cell office:value-type="string">
                <text:p>Asm+4</text:p>
              </table:table-cell>
              <table:table-cell office:value-type="string">
                <text:p>Asm+8</text:p>
              </table:table-cell>
              <table:table-cell office:value-type="string">
                <text:p>Asm+16</text:p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Sheet1.G2:Sheet1.G2</svg:desc>
                </draw:g>
              </table:table-cell>
              <table:table-cell office:value-type="float" office:value="74661478.6666667">
                <text:p>74661478.6666667</text:p>
                <draw:g>
                  <svg:desc>Sheet1.H2:Sheet1.K2</svg:desc>
                </draw:g>
              </table:table-cell>
              <table:table-cell office:value-type="float" office:value="71755318.6666667">
                <text:p>71755318.6666667</text:p>
              </table:table-cell>
              <table:table-cell office:value-type="float" office:value="99945856">
                <text:p>99945856</text:p>
              </table:table-cell>
              <table:table-cell office:value-type="float" office:value="67876700">
                <text:p>678767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025cm" svg:y="0.316cm" chart:style-name="ch2">
          <text:p>Varianza Sierpinski</text:p>
        </chart:title>
        <chart:plot-area chart:style-name="ch3" table:cell-range-address="Sheet1.S1:Sheet1.W2" chart:data-source-has-labels="both" svg:x="0.77cm" svg:y="1.661cm" svg:width="14.59cm" svg:height="6.739cm">
          <chartooo:coordinate-region svg:x="3.799cm" svg:y="1.86cm" svg:width="11.561cm" svg:height="5.893cm"/>
          <chart:axis chart:dimension="x" chart:name="primary-x" chart:style-name="ch4" chartooo:axis-type="auto">
            <chartooo:date-scale/>
            <chart:categories table:cell-range-address="Sheet1.T1:Sheet1.W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T2:Sheet1.W2" chart:label-cell-address="Sheet1.S2:Sheet1.S2" chart:class="chart:bar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sm</text:p>
                <draw:g>
                  <svg:desc>Sheet1.T1:Sheet1.W1</svg:desc>
                </draw:g>
              </table:table-cell>
              <table:table-cell office:value-type="string">
                <text:p>Asm+4</text:p>
              </table:table-cell>
              <table:table-cell office:value-type="string">
                <text:p>Asm+8</text:p>
              </table:table-cell>
              <table:table-cell office:value-type="string">
                <text:p>Asm+16</text:p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Sheet1.S2:Sheet1.S2</svg:desc>
                </draw:g>
              </table:table-cell>
              <table:table-cell office:value-type="float" office:value="138962899761140">
                <text:p>138962899761140</text:p>
                <draw:g>
                  <svg:desc>Sheet1.T2:Sheet1.W2</svg:desc>
                </draw:g>
              </table:table-cell>
              <table:table-cell office:value-type="float" office:value="355960401936820">
                <text:p>355960401936820</text:p>
              </table:table-cell>
              <table:table-cell office:value-type="float" office:value="501115532662912">
                <text:p>501115532662912</text:p>
              </table:table-cell>
              <table:table-cell office:value-type="float" office:value="312899466831269">
                <text:p>31289946683126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